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507000006E5B92ED7D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solid" draw:fill-color="#ffffff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055cm" svg:x="0.992cm" svg:y="1.798cm">
          <draw:image xlink:href="Pictures/1000000000000507000006E5B92ED7D4.jpg" xlink:type="simple" xlink:show="embed" xlink:actuate="onLoad">
            <text:p/>
          </draw:image>
        </draw:frame>
        <draw:frame draw:style-name="gr2" draw:text-style-name="P1" draw:layer="layout" svg:width="1.869cm" svg:height="0.533cm" svg:x="12.511cm" svg:y="20.85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731cm" svg:height="0.534cm" svg:x="14.511cm" svg:y="22.15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2.26cm" svg:height="1.011cm" svg:x="17.712cm" svg:y="21.5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2-19T07:29:05.228957323</meta:creation-date>
    <dc:date>2024-12-19T07:36:33.535907178</dc:date>
    <meta:editing-duration>P0D</meta:editing-duration>
    <meta:editing-cycles>1</meta:editing-cycles>
    <meta:document-statistic meta:object-count="4"/>
    <meta:generator>LibreOffice/4.2.8.2$Linux_x86 LibreOffice_project/420m0$Build-2</meta:generator>
  </office:meta>
</office:document-meta>
</file>

<file path=Object 1/content.xml><?xml version="1.0" encoding="utf-8"?>
<math xmlns="http://www.w3.org/1998/Math/MathML" display="block">
  <semantics>
    <mrow>
      <mn>7,5</mn>
      <mo stretchy="false">⋅</mo>
      <msup>
        <mn>10</mn>
        <mrow>
          <mo stretchy="false">−</mo>
          <mn>6</mn>
        </mrow>
      </msup>
    </mrow>
    <annotation encoding="StarMath 5.0">7,5 cdot 10^{ -6 }</annotation>
  </semantics>
</math>
</file>

<file path=Object 2/content.xml><?xml version="1.0" encoding="utf-8"?>
<math xmlns="http://www.w3.org/1998/Math/MathML" display="block">
  <semantics>
    <mrow>
      <mn>7,5</mn>
      <mo stretchy="false">⋅</mo>
      <msup>
        <mn>10</mn>
        <mrow>
          <mo stretchy="false">−</mo>
          <mn>6</mn>
        </mrow>
      </msup>
    </mrow>
    <annotation encoding="StarMath 5.0">7,5 cdot 10^{ -6 }</annotation>
  </semantics>
</math>
</file>

<file path=Object 3/content.xml><?xml version="1.0" encoding="utf-8"?>
<math xmlns="http://www.w3.org/1998/Math/MathML" display="block">
  <semantics>
    <mrow>
      <mrow>
        <mn>5,3</mn>
        <mo stretchy="false">⋅</mo>
        <msup>
          <mn>10</mn>
          <mn>5</mn>
        </msup>
      </mrow>
      <mfrac>
        <mi mathvariant="italic">Av</mi>
        <mi mathvariant="italic">Wb</mi>
      </mfrac>
    </mrow>
    <annotation encoding="StarMath 5.0">5,3 cdot 10^{ 5 } {Av over Wb}</annotation>
  </semantics>
</math>
</file>